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6cm" fo:min-width="5.3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2cm" svg:x="3cm" svg:y="2cm">
          <text:p text:style-name="P1"><text:span text:style-name="T1">Datei endet mit *.m2v 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2cm" svg:x="3cm" svg:y="5.5cm">
          <text:p text:style-name="P1"><text:span text:style-name="T1">Datei mit *.mp4 vorhanden 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2cm" svg:x="3cm" svg:y="9.5cm">
          <text:p text:style-name="P1"><text:span text:style-name="T1">Datei mit *.mp2 vorhanden 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7-03-04T16:08:35.600402728</meta:creation-date>
    <dc:date>2017-03-04T16:27:31.289806130</dc:date>
    <dc:creator>thomas </dc:creator>
    <meta:editing-duration>PT18M12S</meta:editing-duration>
    <meta:editing-cycles>3</meta:editing-cycles>
    <meta:generator>LibreOffice/4.4.6.3$Linux_X86_64 LibreOffice_project/40m0$Build-3</meta:generator>
    <meta:document-statistic meta:object-count="3"/>
  </office:meta>
</office:document-meta>
</file>